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1044b27"/>
    </style:style>
    <style:style style:name="P3" style:family="paragraph" style:parent-style-name="Text_20_body">
      <style:text-properties officeooo:paragraph-rsid="00fbccd0"/>
    </style:style>
    <style:style style:name="P4" style:family="paragraph" style:parent-style-name="Text_20_body">
      <style:text-properties officeooo:paragraph-rsid="00de6f1d"/>
    </style:style>
    <style:style style:name="P5" style:family="paragraph" style:parent-style-name="Text_20_body">
      <style:text-properties fo:font-weight="bold" officeooo:paragraph-rsid="00fbccd0" style:font-weight-asian="bold" style:font-weight-complex="bold"/>
    </style:style>
    <style:style style:name="P6" style:family="paragraph" style:parent-style-name="Text_20_body">
      <style:text-properties officeooo:paragraph-rsid="0100f021"/>
    </style:style>
    <style:style style:name="P7" style:family="paragraph" style:parent-style-name="Text_20_body">
      <style:text-properties style:font-name="Liberation Sans" fo:font-weight="bold" officeooo:rsid="000f151c" officeooo:paragraph-rsid="006a238c" style:font-weight-asian="bold" style:font-weight-complex="bold"/>
    </style:style>
    <style:style style:name="P8" style:family="paragraph" style:parent-style-name="Text_20_body">
      <style:text-properties officeooo:paragraph-rsid="0106cc98"/>
    </style:style>
    <style:style style:name="P9" style:family="paragraph" style:parent-style-name="Text_20_body">
      <style:text-properties fo:font-variant="normal" fo:text-transform="none" fo:color="#272727" loext:opacity="100%" style:font-name="Liberation Sans" fo:font-size="12pt" fo:letter-spacing="normal" fo:font-style="normal" fo:font-weight="bold" officeooo:rsid="00fd93d9" officeooo:paragraph-rsid="00fbccd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Heading_20_1">
      <style:text-properties style:font-name="Liberation Sans"/>
    </style:style>
    <style:style style:name="P11" style:family="paragraph" style:parent-style-name="Heading_20_1">
      <style:text-properties style:font-name="Liberation Sans" officeooo:paragraph-rsid="000619cc"/>
    </style:style>
    <style:style style:name="P12" style:family="paragraph" style:parent-style-name="Standard">
      <style:text-properties style:font-name="Liberation Sans" fo:font-weight="bold" officeooo:rsid="000f151c" officeooo:paragraph-rsid="00fd8802" style:font-weight-asian="bold" style:font-weight-complex="bold"/>
    </style:style>
    <style:style style:name="P13" style:family="paragraph" style:parent-style-name="Standard">
      <style:text-properties style:font-name="Liberation Sans" officeooo:paragraph-rsid="01075f6d"/>
    </style:style>
    <style:style style:name="P14" style:family="paragraph" style:parent-style-name="Standard">
      <style:text-properties style:font-name="Liberation Sans" officeooo:rsid="00063f5b" officeooo:paragraph-rsid="00fd8802"/>
    </style:style>
    <style:style style:name="P15" style:family="paragraph" style:parent-style-name="Standard">
      <style:text-properties style:font-name="Liberation Sans" officeooo:paragraph-rsid="00fd8802"/>
    </style:style>
    <style:style style:name="P16" style:family="paragraph" style:parent-style-name="Standard">
      <style:text-properties style:font-name="Liberation Sans" officeooo:paragraph-rsid="01083605"/>
    </style:style>
    <style:style style:name="P17" style:family="paragraph" style:parent-style-name="Standard">
      <style:text-properties officeooo:paragraph-rsid="01044b27"/>
    </style:style>
    <style:style style:name="P18" style:family="paragraph" style:parent-style-name="Title">
      <style:text-properties officeooo:paragraph-rsid="00f91a1f"/>
    </style:style>
    <style:style style:name="P19" style:family="paragraph" style:parent-style-name="Header">
      <style:paragraph-properties fo:text-align="center" style:justify-single-word="false"/>
      <style:text-properties officeooo:rsid="00a6c026" officeooo:paragraph-rsid="0028eb32"/>
    </style:style>
    <style:style style:name="P20" style:family="paragraph" style:parent-style-name="Heading" style:list-style-name="L2">
      <style:text-properties style:font-name="Liberation Sans" fo:font-size="12pt" officeooo:rsid="00b2b478" officeooo:paragraph-rsid="00c704af" style:font-size-asian="12pt" style:font-size-complex="12pt"/>
    </style:style>
    <style:style style:name="P21" style:family="paragraph" style:parent-style-name="Heading_20_2">
      <style:text-properties officeooo:paragraph-rsid="0106f4d2"/>
    </style:style>
    <style:style style:name="P22" style:family="paragraph" style:parent-style-name="Heading_20_3">
      <style:text-properties fo:font-size="14pt" style:font-size-asian="14pt" style:font-size-complex="14pt"/>
    </style:style>
    <style:style style:name="P23" style:family="paragraph" style:parent-style-name="Standard">
      <style:text-properties style:font-name="Liberation Sans" fo:font-style="italic" fo:font-weight="bold" officeooo:rsid="0100f021" officeooo:paragraph-rsid="01075f6d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font-name="Liberation Sans" fo:font-style="italic" fo:font-weight="bold" officeooo:rsid="001b38df" officeooo:paragraph-rsid="01075f6d" style:font-style-asian="italic" style:font-weight-asian="bold" style:font-style-complex="italic" style:font-weight-complex="bold"/>
    </style:style>
    <style:style style:name="P25" style:family="paragraph" style:parent-style-name="Standard">
      <style:text-properties style:font-name="Liberation Sans" officeooo:rsid="001b38df" officeooo:paragraph-rsid="01075f6d"/>
    </style:style>
    <style:style style:name="P26" style:family="paragraph" style:parent-style-name="Standard" style:list-style-name="L1">
      <style:text-properties style:font-name="Liberation Sans" style:text-underline-style="none" fo:font-weight="bold" officeooo:rsid="0106cc98" officeooo:paragraph-rsid="0106cc98" style:font-weight-asian="bold" style:font-weight-complex="bold"/>
    </style:style>
    <style:style style:name="P27" style:family="paragraph" style:parent-style-name="Standard" style:list-style-name="L1">
      <style:text-properties officeooo:paragraph-rsid="00f91a1f"/>
    </style:style>
    <style:style style:name="P28" style:family="paragraph" style:parent-style-name="Standard" style:list-style-name="L1">
      <style:text-properties officeooo:rsid="0106cc98" officeooo:paragraph-rsid="0106cc98"/>
    </style:style>
    <style:style style:name="P29" style:family="paragraph" style:parent-style-name="Standard">
      <style:paragraph-properties fo:break-before="page"/>
      <style:text-properties style:font-name="Liberation Sans" officeooo:rsid="001b38df" officeooo:paragraph-rsid="01075f6d"/>
    </style:style>
    <style:style style:name="P30" style:family="paragraph" style:parent-style-name="Text_20_body">
      <style:text-properties style:font-name="Liberation Sans" fo:font-size="14pt" fo:font-weight="bold" officeooo:rsid="01057ed1" officeooo:paragraph-rsid="01057ed1" style:font-name-asian="Noto Sans CJK SC Regular" style:font-size-asian="14pt" style:font-weight-asian="bold" style:font-name-complex="FreeSans" style:font-size-complex="14pt" style:font-weight-complex="bold"/>
    </style:style>
    <style:style style:name="P31" style:family="paragraph" style:parent-style-name="Text_20_body" style:list-style-name="L2">
      <style:text-properties style:font-name="Liberation Sans" officeooo:rsid="00c704af" officeooo:paragraph-rsid="00c704af"/>
    </style:style>
    <style:style style:name="P32" style:family="paragraph" style:parent-style-name="Text_20_body" style:list-style-name="L2">
      <style:text-properties style:font-name="Liberation Sans" fo:font-style="normal" fo:font-weight="normal" officeooo:rsid="0106cc98" officeooo:paragraph-rsid="0106cc98" style:font-style-asian="normal" style:font-weight-asian="normal" style:font-style-complex="normal" style:font-weight-complex="normal"/>
    </style:style>
    <style:style style:name="P33" style:family="paragraph" style:parent-style-name="Text_20_body" style:list-style-name="L3">
      <style:text-properties style:font-name="Liberation Sans" fo:font-weight="bold" officeooo:rsid="00fd93d9" officeooo:paragraph-rsid="00fd93d9" style:font-weight-asian="bold" style:font-weight-complex="bold"/>
    </style:style>
    <style:style style:name="P34" style:family="paragraph" style:parent-style-name="Text_20_body" style:list-style-name="L2">
      <style:text-properties officeooo:paragraph-rsid="00c704af"/>
    </style:style>
    <style:style style:name="P35" style:family="paragraph" style:parent-style-name="Text_20_body" style:list-style-name="L2">
      <style:text-properties officeooo:paragraph-rsid="00fd8802"/>
    </style:style>
    <style:style style:name="P36" style:family="paragraph" style:parent-style-name="Text_20_body" style:list-style-name="L2">
      <style:text-properties officeooo:paragraph-rsid="01075f6d"/>
    </style:style>
    <style:style style:name="P37" style:family="paragraph" style:parent-style-name="Text_20_body" style:list-style-name="L2">
      <style:text-properties officeooo:paragraph-rsid="00fd93d9"/>
    </style:style>
    <style:style style:name="P38" style:family="paragraph" style:parent-style-name="Text_20_body" style:list-style-name="L2">
      <style:text-properties officeooo:paragraph-rsid="00afba04"/>
    </style:style>
    <style:style style:name="P39" style:family="paragraph" style:parent-style-name="Text_20_body" style:list-style-name="L2">
      <style:text-properties officeooo:paragraph-rsid="01044b27"/>
    </style:style>
    <style:style style:name="P40" style:family="paragraph" style:parent-style-name="Text_20_body" style:list-style-name="L2">
      <style:text-properties officeooo:paragraph-rsid="0106f4d2" fo:background-color="#ffff00"/>
    </style:style>
    <style:style style:name="P41" style:family="paragraph" style:parent-style-name="Text_20_body" style:list-style-name="L3">
      <style:text-properties officeooo:paragraph-rsid="0106f4d2"/>
    </style:style>
    <style:style style:name="P42" style:family="paragraph" style:parent-style-name="Text_20_body" style:list-style-name="L3">
      <style:text-properties officeooo:paragraph-rsid="00fbccd0"/>
    </style:style>
    <style:style style:name="P43" style:family="paragraph" style:parent-style-name="Text_20_body" style:list-style-name="L3">
      <style:text-properties officeooo:paragraph-rsid="00fd93d9"/>
    </style:style>
    <style:style style:name="P44" style:family="paragraph" style:parent-style-name="Text_20_body" style:list-style-name="L3">
      <style:text-properties officeooo:paragraph-rsid="00fd8802"/>
    </style:style>
    <style:style style:name="P45" style:family="paragraph" style:parent-style-name="Text_20_body" style:list-style-name="L3">
      <style:text-properties fo:font-variant="normal" fo:text-transform="none" fo:color="#272727" loext:opacity="100%" style:font-name="Liberation Sans" fo:font-size="12pt" fo:letter-spacing="normal" fo:font-style="normal" fo:font-weight="normal" officeooo:rsid="00fbccd0" officeooo:paragraph-rsid="00fbccd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 style:list-style-name="L3">
      <style:text-properties fo:font-weight="bold" officeooo:rsid="00fd93d9" officeooo:paragraph-rsid="00fd93d9" style:font-weight-asian="bold" style:font-weight-complex="bold"/>
    </style:style>
    <style:style style:name="P47" style:family="paragraph" style:parent-style-name="Text_20_body" style:list-style-name="L3">
      <style:text-properties officeooo:rsid="01083605" officeooo:paragraph-rsid="01083605"/>
    </style:style>
    <style:style style:name="P48" style:family="paragraph">
      <style:paragraph-properties fo:text-align="center"/>
    </style:style>
    <style:style style:name="T1" style:family="text">
      <style:text-properties officeooo:rsid="00a6c026"/>
    </style:style>
    <style:style style:name="T2" style:family="text">
      <style:text-properties officeooo:rsid="00f15b1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38df" style:font-weight-asian="bold" style:font-weight-complex="bold"/>
    </style:style>
    <style:style style:name="T5" style:family="text">
      <style:text-properties style:text-underline-style="none" officeooo:rsid="00b22c13"/>
    </style:style>
    <style:style style:name="T6" style:family="text">
      <style:text-properties style:text-underline-style="none" officeooo:rsid="00a6c026"/>
    </style:style>
    <style:style style:name="T7" style:family="text">
      <style:text-properties style:text-underline-style="none" officeooo:rsid="00f91a1f"/>
    </style:style>
    <style:style style:name="T8" style:family="text">
      <style:text-properties fo:font-variant="normal" fo:text-transform="none" fo:color="#272727" loext:opacity="100%" fo:letter-spacing="normal" fo:font-style="normal" fo:font-weight="bold" officeooo:rsid="00ab20f4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272727" loext:opacity="100%" fo:letter-spacing="normal" fo:font-style="normal" fo:font-weight="bold" officeooo:rsid="00b60de1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272727" loext:opacity="100%" fo:letter-spacing="normal" fo:font-style="normal" fo:font-weight="bold" officeooo:rsid="00de6f1d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272727" loext:opacity="100%" fo:letter-spacing="normal" fo:font-style="normal" fo:font-weight="bold" officeooo:rsid="00fd8802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0de6f1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0fbccd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0fd8802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0fd93d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0f02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2eee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44b27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6f4d2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0efc0c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96bd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6f4d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0fd93d9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044b27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06f4d2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0fbccd0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0a2dd2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272727" loext:opacity="100%" style:font-name="Liberation Sans" fo:font-size="12pt" fo:letter-spacing="normal" fo:font-style="normal" fo:font-weight="bol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06f4d2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272727" loext:opacity="100%" style:font-name="Liberation Sans" fo:font-size="12pt" fo:letter-spacing="normal" fo:font-style="normal" officeooo:rsid="00fd93d9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272727" loext:opacity="100%" style:font-name="Liberation Sans" fo:font-size="12pt" fo:letter-spacing="normal" fo:font-style="normal" officeooo:rsid="0100f021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272727" loext:opacity="100%" style:font-name="Liberation Sans" fo:font-size="12pt" fo:letter-spacing="normal" fo:font-style="normal" style:text-underline-style="solid" style:text-underline-width="auto" style:text-underline-color="font-color" fo:font-weight="normal" officeooo:rsid="0106f4d2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272727" loext:opacity="100%" style:font-name="Liberation Sans" fo:font-size="12pt" fo:letter-spacing="normal" fo:font-style="normal" style:text-underline-style="solid" style:text-underline-width="auto" style:text-underline-color="font-color" fo:font-weight="normal" officeooo:rsid="01044b27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0de6f1d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c8e366" style:font-style-asian="normal" style:font-style-complex="normal"/>
    </style:style>
    <style:style style:name="T37" style:family="text">
      <style:text-properties officeooo:rsid="0075dd64"/>
    </style:style>
    <style:style style:name="T38" style:family="text">
      <style:text-properties style:font-name="Liberation Sans"/>
    </style:style>
    <style:style style:name="T39" style:family="text">
      <style:text-properties style:font-name="Liberation Sans" fo:font-weight="bold" style:font-weight-asian="bold" style:font-weight-complex="bold"/>
    </style:style>
    <style:style style:name="T40" style:family="text">
      <style:text-properties style:font-name="Liberation Sans" fo:font-weight="bold" officeooo:rsid="00f91a1f" style:font-weight-asian="bold" style:font-weight-complex="bold"/>
    </style:style>
    <style:style style:name="T41" style:family="text">
      <style:text-properties style:font-name="Liberation Sans" fo:font-weight="bold" officeooo:rsid="00fd93d9" style:font-weight-asian="bold" style:font-weight-complex="bold"/>
    </style:style>
    <style:style style:name="T42" style:family="text">
      <style:text-properties style:font-name="Liberation Sans" fo:font-weight="bold" officeooo:rsid="0106f4d2" style:font-weight-asian="bold" style:font-weight-complex="bold"/>
    </style:style>
    <style:style style:name="T43" style:family="tex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44" style:family="text">
      <style:text-properties style:font-name="Liberation Sans" fo:font-weight="bold" officeooo:rsid="00f91a1f" style:font-name-asian="Noto Sans CJK SC Regular" style:font-weight-asian="bold" style:font-name-complex="FreeSans" style:font-weight-complex="bold"/>
    </style:style>
    <style:style style:name="T45" style:family="text">
      <style:text-properties style:font-name="Liberation Sans" fo:font-style="italic" fo:font-weight="bold" officeooo:rsid="0100f021" style:font-style-asian="italic" style:font-weight-asian="bold" style:font-style-complex="italic" style:font-weight-complex="bold"/>
    </style:style>
    <style:style style:name="T46" style:family="text">
      <style:text-properties style:font-name="Liberation Sans" fo:font-style="italic" fo:font-weight="bold" officeooo:rsid="0106cc98" style:font-style-asian="italic" style:font-weight-asian="bold" style:font-style-complex="italic" style:font-weight-complex="bold"/>
    </style:style>
    <style:style style:name="T47" style:family="text">
      <style:text-properties style:font-name="Liberation Sans" fo:font-style="italic" fo:font-weight="bold" officeooo:rsid="01075f6d" style:font-style-asian="italic" style:font-weight-asian="bold" style:font-style-complex="italic" style:font-weight-complex="bold"/>
    </style:style>
    <style:style style:name="T48" style:family="text">
      <style:text-properties style:font-name="Liberation Sans" fo:font-style="italic" fo:font-weight="bold" officeooo:rsid="01083605" style:font-style-asian="italic" style:font-weight-asian="bold" style:font-style-complex="italic" style:font-weight-complex="bold"/>
    </style:style>
    <style:style style:name="T49" style:family="text">
      <style:text-properties style:font-name="Liberation Sans" fo:font-style="italic" officeooo:rsid="00ab20f4" style:font-style-asian="italic" style:font-style-complex="italic"/>
    </style:style>
    <style:style style:name="T50" style:family="text">
      <style:text-properties style:font-name="Liberation Sans" fo:font-style="italic" fo:font-weight="normal" officeooo:rsid="00d9a03b" style:font-style-asian="italic" style:font-weight-asian="normal" style:font-style-complex="italic" style:font-weight-complex="normal"/>
    </style:style>
    <style:style style:name="T51" style:family="text">
      <style:text-properties style:font-name="Liberation Sans" fo:font-style="normal" officeooo:rsid="00ecdfb3" style:font-style-asian="normal" style:font-style-complex="normal"/>
    </style:style>
    <style:style style:name="T52" style:family="text">
      <style:text-properties style:font-name="Liberation Sans" fo:font-style="normal" officeooo:rsid="00afba04" style:font-style-asian="normal" style:font-style-complex="normal"/>
    </style:style>
    <style:style style:name="T53" style:family="text">
      <style:text-properties style:font-name="Liberation Sans" fo:font-style="normal" officeooo:rsid="00f9431d" style:font-style-asian="normal" style:font-style-complex="normal"/>
    </style:style>
    <style:style style:name="T54" style:family="text">
      <style:text-properties style:font-name="Liberation Sans" fo:font-style="normal" officeooo:rsid="00ab20f4" style:font-style-asian="normal" style:font-style-complex="normal"/>
    </style:style>
    <style:style style:name="T55" style:family="text">
      <style:text-properties style:font-name="Liberation Sans" fo:font-style="normal" officeooo:rsid="00fd8802" style:font-style-asian="normal" style:font-style-complex="normal"/>
    </style:style>
    <style:style style:name="T56" style:family="text">
      <style:text-properties style:font-name="Liberation Sans" fo:font-style="normal" officeooo:rsid="00d4855b" style:font-style-asian="normal" style:font-style-complex="normal"/>
    </style:style>
    <style:style style:name="T57" style:family="text">
      <style:text-properties style:font-name="Liberation Sans" fo:font-style="normal" officeooo:rsid="00c8e366" style:font-style-asian="normal" style:font-style-complex="normal"/>
    </style:style>
    <style:style style:name="T58" style:family="text">
      <style:text-properties style:font-name="Liberation Sans" fo:font-style="normal" officeooo:rsid="00fd93d9" style:font-style-asian="normal" style:font-style-complex="normal"/>
    </style:style>
    <style:style style:name="T59" style:family="text">
      <style:text-properties style:font-name="Liberation Sans" fo:font-style="normal" officeooo:rsid="00c704af" style:font-style-asian="normal" style:font-style-complex="normal"/>
    </style:style>
    <style:style style:name="T60" style:family="text">
      <style:text-properties style:font-name="Liberation Sans" fo:font-style="normal" officeooo:rsid="0106cc98" style:font-style-asian="normal" style:font-style-complex="normal"/>
    </style:style>
    <style:style style:name="T61" style:family="text">
      <style:text-properties style:font-name="Liberation Sans" fo:font-style="normal" fo:font-weight="bold" officeooo:rsid="00c704af" style:font-style-asian="normal" style:font-weight-asian="bold" style:font-style-complex="normal" style:font-weight-complex="bold"/>
    </style:style>
    <style:style style:name="T62" style:family="text">
      <style:text-properties style:font-name="Liberation Sans" fo:font-style="normal" fo:font-weight="bold" officeooo:rsid="00d79777" style:font-style-asian="normal" style:font-weight-asian="bold" style:font-style-complex="normal" style:font-weight-complex="bold"/>
    </style:style>
    <style:style style:name="T63" style:family="text">
      <style:text-properties style:font-name="Liberation Sans" fo:font-style="normal" fo:font-weight="bold" officeooo:rsid="00d9a03b" style:font-style-asian="normal" style:font-weight-asian="bold" style:font-style-complex="normal" style:font-weight-complex="bold"/>
    </style:style>
    <style:style style:name="T64" style:family="text">
      <style:text-properties style:font-name="Liberation Sans" fo:font-style="normal" fo:font-weight="bold" officeooo:rsid="00fd8802" style:font-style-asian="normal" style:font-weight-asian="bold" style:font-style-complex="normal" style:font-weight-complex="bold"/>
    </style:style>
    <style:style style:name="T65" style:family="text">
      <style:text-properties style:font-name="Liberation Sans" fo:font-style="normal" fo:font-weight="bold" officeooo:rsid="00fd93d9" style:font-style-asian="normal" style:font-weight-asian="bold" style:font-style-complex="normal" style:font-weight-complex="bold"/>
    </style:style>
    <style:style style:name="T66" style:family="text">
      <style:text-properties style:font-name="Liberation Sans" fo:font-style="normal" fo:font-weight="bold" officeooo:rsid="0100f021" style:font-style-asian="normal" style:font-weight-asian="bold" style:font-style-complex="normal" style:font-weight-complex="bold"/>
    </style:style>
    <style:style style:name="T67" style:family="text">
      <style:text-properties style:font-name="Liberation Sans" fo:font-style="normal" fo:font-weight="normal" officeooo:rsid="0100f021" style:font-style-asian="normal" style:font-weight-asian="normal" style:font-style-complex="normal" style:font-weight-complex="normal"/>
    </style:style>
    <style:style style:name="T68" style:family="text">
      <style:text-properties style:font-name="Liberation Sans" fo:font-style="normal" fo:font-weight="normal" officeooo:rsid="0100f021" fo:background-color="#ffff00" loext:char-shading-value="0" style:font-style-asian="normal" style:font-weight-asian="normal" style:font-style-complex="normal" style:font-weight-complex="normal"/>
    </style:style>
    <style:style style:name="T69" style:family="text">
      <style:text-properties style:font-name="Liberation Sans" officeooo:rsid="00ec1c58"/>
    </style:style>
    <style:style style:name="T70" style:family="text">
      <style:text-properties style:font-name="Liberation Sans" fo:font-size="28pt" fo:font-weight="bold" officeooo:rsid="00a6c026" style:font-name-asian="Noto Sans CJK SC Regular" style:font-size-asian="28pt" style:font-weight-asian="bold" style:font-name-complex="FreeSans" style:font-size-complex="28pt" style:font-weight-complex="bold"/>
    </style:style>
    <style:style style:name="T71" style:family="text">
      <style:text-properties style:font-name="Liberation Sans" fo:font-size="28pt" fo:font-weight="bold" officeooo:rsid="00f91a1f" style:font-name-asian="Noto Sans CJK SC Regular" style:font-size-asian="28pt" style:font-weight-asian="bold" style:font-name-complex="FreeSans" style:font-size-complex="28pt" style:font-weight-complex="bold"/>
    </style:style>
    <style:style style:name="T72" style:family="text">
      <style:text-properties style:font-name="Liberation Sans" fo:font-size="28pt" fo:font-weight="bold" officeooo:rsid="01057ed1" style:font-name-asian="Noto Sans CJK SC Regular" style:font-size-asian="28pt" style:font-weight-asian="bold" style:font-name-complex="FreeSans" style:font-size-complex="28pt" style:font-weight-complex="bold"/>
    </style:style>
    <style:style style:name="T73" style:family="text">
      <style:text-properties style:font-name="Liberation Sans" fo:font-size="28pt" fo:font-weight="bold" officeooo:rsid="0106cc98" style:font-name-asian="Noto Sans CJK SC Regular" style:font-size-asian="28pt" style:font-weight-asian="bold" style:font-name-complex="FreeSans" style:font-size-complex="28pt" style:font-weight-complex="bold"/>
    </style:style>
    <style:style style:name="T74" style:family="text">
      <style:text-properties style:font-name="Liberation Sans" officeooo:rsid="00773577"/>
    </style:style>
    <style:style style:name="T75" style:family="text">
      <style:text-properties style:font-name="Liberation Sans" fo:font-size="12pt" style:font-size-asian="12pt" style:font-size-complex="12pt"/>
    </style:style>
    <style:style style:name="T76" style:family="text">
      <style:text-properties style:font-name="Liberation Sans" fo:font-size="12pt" officeooo:rsid="0010adbc" style:font-size-asian="12pt" style:font-size-complex="12pt"/>
    </style:style>
    <style:style style:name="T77" style:family="text">
      <style:text-properties style:font-name="Liberation Sans" fo:font-size="12pt" style:text-underline-style="none" fo:font-weight="bold" officeooo:rsid="00b22c13" style:font-size-asian="12pt" style:font-weight-asian="bold" style:font-size-complex="12pt" style:font-weight-complex="bold"/>
    </style:style>
    <style:style style:name="T78" style:family="text">
      <style:text-properties style:font-name="Liberation Sans" fo:font-size="12pt" fo:font-style="normal" fo:font-weight="normal" officeooo:rsid="00fd880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ans" fo:font-size="12pt" fo:font-style="normal" fo:font-weight="normal" officeooo:rsid="00fd93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ans" fo:font-size="12pt" fo:font-style="normal" fo:font-weight="normal" officeooo:rsid="00fd93d9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ans" fo:font-size="12pt" fo:font-style="normal" fo:font-weight="normal" officeooo:rsid="0106f4d2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Sans" fo:font-size="12pt" fo:font-style="normal" fo:font-weight="bold" officeooo:rsid="00fd93d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style:font-name="Liberation Sans" fo:font-size="12pt" fo:font-style="normal" fo:font-weight="bold" officeooo:rsid="00fd880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style:font-name="Liberation Sans" fo:font-size="12pt" fo:font-style="normal" fo:font-weight="bold" officeooo:rsid="0106f4d2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style:font-name="Liberation Sans" style:text-underline-style="none" fo:font-weight="bold" officeooo:rsid="00b22c13" style:font-weight-asian="bold" style:font-weight-complex="bold"/>
    </style:style>
    <style:style style:name="T86" style:family="text">
      <style:text-properties style:font-name="Liberation Sans" style:text-underline-style="none" fo:font-weight="bold" officeooo:rsid="00773577" style:font-weight-asian="bold" style:font-weight-complex="bold"/>
    </style:style>
    <style:style style:name="T87" style:family="text">
      <style:text-properties style:font-name="Liberation Sans" style:text-underline-style="none" officeooo:rsid="00773577"/>
    </style:style>
    <style:style style:name="T88" style:family="text">
      <style:text-properties style:font-name="Liberation Sans" style:text-underline-style="none" fo:font-weight="normal" officeooo:rsid="00b22c13" style:font-weight-asian="normal" style:font-weight-complex="normal"/>
    </style:style>
    <style:style style:name="T89" style:family="text">
      <style:text-properties style:font-name="Liberation Sans" style:text-underline-style="none" fo:font-weight="normal" officeooo:rsid="00773577" style:font-weight-asian="normal" style:font-weight-complex="normal"/>
    </style:style>
    <style:style style:name="T90" style:family="text">
      <style:text-properties style:font-name="Liberation Sans" style:text-underline-style="none" officeooo:rsid="01083605"/>
    </style:style>
    <style:style style:name="T91" style:family="text">
      <style:text-properties style:font-name="Liberation Sans" officeooo:rsid="00f91a1f"/>
    </style:style>
    <style:style style:name="T92" style:family="text">
      <style:text-properties style:font-name="Liberation Sans" fo:font-size="10pt" fo:font-style="normal" fo:font-weight="normal" officeooo:rsid="00ecdf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Liberation Sans" officeooo:rsid="00b88da0"/>
    </style:style>
    <style:style style:name="T94" style:family="text">
      <style:text-properties style:font-name="Liberation Sans" officeooo:rsid="00fd8802"/>
    </style:style>
    <style:style style:name="T95" style:family="text">
      <style:text-properties style:font-name="Liberation Sans" officeooo:rsid="00fd93d9"/>
    </style:style>
    <style:style style:name="T96" style:family="text">
      <style:text-properties style:font-name="Liberation Sans" officeooo:rsid="0100f021"/>
    </style:style>
    <style:style style:name="T97" style:family="text">
      <style:text-properties style:font-name="Liberation Sans" officeooo:rsid="0002e2c2"/>
    </style:style>
    <style:style style:name="T98" style:family="text">
      <style:text-properties style:font-name="Liberation Sans" officeooo:rsid="0016a8ff"/>
    </style:style>
    <style:style style:name="T99" style:family="text">
      <style:text-properties style:font-name="Liberation Sans" officeooo:rsid="004b6a08"/>
    </style:style>
    <style:style style:name="T100" style:family="text">
      <style:text-properties style:font-name="Liberation Sans" officeooo:rsid="000619cc"/>
    </style:style>
    <style:style style:name="T101" style:family="text">
      <style:text-properties style:font-name="Liberation Sans" officeooo:rsid="00a753b5"/>
    </style:style>
    <style:style style:name="T102" style:family="text">
      <style:text-properties style:font-name="Liberation Sans" officeooo:rsid="0106cc98"/>
    </style:style>
    <style:style style:name="T103" style:family="text">
      <style:text-properties style:font-name="Liberation Sans" officeooo:rsid="0106f4d2"/>
    </style:style>
    <style:style style:name="T104" style:family="text">
      <style:text-properties style:font-name="Liberation Sans" officeooo:rsid="01075f6d"/>
    </style:style>
    <style:style style:name="T105" style:family="text">
      <style:text-properties style:font-name="Liberation Sans" officeooo:rsid="01083605"/>
    </style:style>
    <style:style style:name="T106" style:family="text">
      <style:text-properties style:font-name="Liberation Sans" fo:font-weight="normal" officeooo:rsid="00063f5b" style:font-weight-asian="normal" style:font-weight-complex="normal"/>
    </style:style>
    <style:style style:name="T107" style:family="text">
      <style:text-properties style:font-name="Liberation Sans" fo:font-weight="normal" officeooo:rsid="00715c0b" style:font-weight-asian="normal" style:font-weight-complex="normal"/>
    </style:style>
    <style:style style:name="T108" style:family="text">
      <style:text-properties officeooo:rsid="00f91a1f"/>
    </style:style>
    <style:style style:name="T109" style:family="text">
      <style:text-properties officeooo:rsid="0106cc98"/>
    </style:style>
    <style:style style:name="T110" style:family="text">
      <style:text-properties officeooo:rsid="001b38df"/>
    </style:style>
    <style:style style:name="T111" style:family="text">
      <style:text-properties fo:font-style="italic" fo:font-weight="bold" officeooo:rsid="001b38df" style:font-style-asian="italic" style:font-weight-asian="bold" style:font-style-complex="italic" style:font-weight-complex="bold"/>
    </style:style>
    <style:style style:name="T112" style:family="text">
      <style:text-properties fo:font-style="italic" fo:font-weight="normal" officeooo:rsid="001b38df" style:font-style-asian="italic" style:font-weight-asian="normal" style:font-style-complex="italic" style:font-weight-complex="normal"/>
    </style:style>
    <style:style style:name="T113" style:family="text">
      <style:text-properties officeooo:rsid="01083605"/>
    </style:style>
    <style:style style:name="T114" style:family="text">
      <style:text-properties officeooo:rsid="0108d2d5"/>
    </style:style>
    <style:style style:name="T115" style:family="text">
      <style:text-properties officeooo:rsid="01096bd8"/>
    </style:style>
    <style:style style:name="T116" style:family="text">
      <style:text-properties officeooo:rsid="010a2dd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70">C</text:span><text:span text:style-name="T71">hallenge </text:span><text:span text:style-name="T73">Lab</text:span><text:span text:style-name="T71"> </text:span><text:span text:style-name="T72">3</text:span></text:p>
      <text:h text:style-name="P22" text:outline-level="3"><text:span text:style-name="T44">T</text:span><text:span text:style-name="T43">otal points: 50</text:span></text:h>
      <text:p text:style-name="P30">This is NOT a timed challenge but you should be able to complete it in approximately 60 minutes. </text:p>
      <text:h text:style-name="P11" text:outline-level="1">Purpose</text:h>
      <text:p text:style-name="P6"><text:span text:style-name="T97"><text:tab/>The purpose of th</text:span><text:span text:style-name="T98">is</text:span><text:span text:style-name="T97"> </text:span><text:span text:style-name="T101">c</text:span><text:span text:style-name="T96">hallenge lab </text:span><text:span text:style-name="T97">is to give you practice using </text:span><text:span text:style-name="T99">some</text:span><text:span text:style-name="T97"> </text:span><text:span text:style-name="T100">commands learned in in the first 7 chapters in a semi-realistic setting by trying to complete a set of tasks.</text:span></text:p>
      <text:p text:style-name="P6"><text:span text:style-name="T100"><text:s/><text:tab/>I recommend you read through the entire </text:span><text:span text:style-name="T102">lab</text:span><text:span text:style-name="T100"> first to get a sense of what is trying to be accomplished. That will help you determine the overall context so that if you are unsure about what I am asking you to do, you can </text:span><text:span text:style-name="T105">ask for clarification before starting</text:span><text:span text:style-name="T100">.</text:span></text:p>
      <text:p text:style-name="P8"><text:span text:style-name="T45"><text:tab/>This is </text:span><text:span text:style-name="T46">the second time I’ve used this </text:span><text:span text:style-name="T45">lab. </text:span><text:span text:style-name="T46">Students gave feedback on what they found confusing and unclear but </text:span><text:span text:style-name="T45">there are likely typo’s and </text:span><text:span text:style-name="T46">other areas that would benefit from further clarity. </text:span></text:p>
      <text:p text:style-name="P8"><text:span text:style-name="T45"><text:tab/>If you are not sure what I’m asking, </text:span><text:span text:style-name="T46">email me or arrange a teams meeting and I can try to clear </text:span><text:span text:style-name="T48">up any confusion and adjust the wording in the assignment to help others</text:span><text:span text:style-name="T46">.</text:span></text:p>
      <text:p text:style-name="P8"><text:span text:style-name="T45"><text:tab/></text:span><text:span text:style-name="T47">I encourage you to communicate with your classmates and work together on this lab. This is a lab where teamwork will definitely make the work easier. Set up a time to meet on teams and video/screenshare/chat with each other. If you need assistance on how to do that, let me know. </text:span></text:p>
      <text:p text:style-name="P23"><draw:line text:anchor-type="paragraph" draw:z-index="1" draw:name="Shape1" draw:style-name="gr1" draw:text-style-name="P48" svg:x1="0.0673in" svg:y1="0.0882in" svg:x2="6.9807in" svg:y2="0.0598in"><text:p/></draw:line></text:p>
      <text:p text:style-name="P25"/>
      <text:p text:style-name="P29">Make a reservation on the Redhat Admin I pod, log in to the KIOSK (password= redhat)</text:p>
      <text:p text:style-name="P13"><text:span text:style-name="T110">Start the workstation virtual machine: </text:span><text:span text:style-name="T4">rht-vmctl start workstation</text:span></text:p>
      <text:p text:style-name="P24"/>
      <text:p text:style-name="P13"><text:span text:style-name="T112">After the workstation is up and running you can ssh to the work station (it may take a minute or two)</text:span><text:span text:style-name="T111">.</text:span></text:p>
      <text:h text:style-name="Heading_20_2" text:outline-level="2">Task <text:span text:style-name="T1">1</text:span>: <text:span text:style-name="T37">Make sure you have a clear history file</text:span></text:h>
      <text:list xml:id="list342921747" text:style-name="L1">
        <text:list-item>
          <text:p text:style-name="P27"><text:span text:style-name="T76">L</text:span><text:span text:style-name="T75">ogin to student@workstation on netlab </text:span><text:span text:style-name="T77">(1 point)</text:span></text:p>
        </text:list-item>
        <text:list-item>
          <text:p text:style-name="P27"><text:span text:style-name="T74">Switch to the root account </text:span><text:span text:style-name="T85">(1 point)</text:span><text:span text:style-name="T74"> </text:span></text:p>
        </text:list-item>
        <text:list-item>
          <text:p text:style-name="P28"><text:span text:style-name="T88">T</text:span><text:span text:style-name="T89">ype </text:span><text:span text:style-name="T86">history -c</text:span></text:p>
        </text:list-item>
        <text:list-item>
          <text:p text:style-name="P27"><text:span text:style-name="T90">Type the command that tells you your </text:span><text:span text:style-name="T87">currently </text:span><text:span text:style-name="T90">location in the directory structure</text:span><text:span text:style-name="T87">: </text:span><text:span text:style-name="T85">(1 point).</text:span></text:p>
          <text:p text:style-name="P26"/>
        </text:list-item>
      </text:list>
      <text:h text:style-name="Heading_20_2" text:outline-level="2"><text:span text:style-name="T5">Task </text:span><text:span text:style-name="T7">2</text:span><text:span text:style-name="T5">: </text:span><text:span text:style-name="T6">New Hires </text:span></text:h>
      <text:list xml:id="list4043173268" text:style-name="L2">
        <text:list-header>
          <text:p text:style-name="P20">We have just hired a few new employees. Some are permanent, some are temporary consultants for <text:span text:style-name="T114">different </text:span>projects. They all need accounts. </text:p>
          <text:list>
            <text:list-header>
              <text:p text:style-name="P20">This task is all about setting up accounts where users have specific <text:span text:style-name="T109">initial </text:span>password<text:span text:style-name="T108">s</text:span>, <text:span text:style-name="T109">and are members of specific </text:span>group<text:span text:style-name="T108">s</text:span>.</text:p>
            </text:list-header>
          </text:list>
        </text:list-header>
        <text:list-item>
          <text:p text:style-name="P34"><text:span text:style-name="T69">C</text:span><text:span text:style-name="T91">reate a history entry by using the </text:span><text:span text:style-name="T40">echo</text:span><text:span text:style-name="T91"> command that indicates you’ve started working on task 2. </text:span><text:span text:style-name="T61">(1 point).</text:span></text:p>
        </text:list-item>
        <text:list-item>
          <text:p text:style-name="P31"><text:span text:style-name="T35">Creat</text:span><text:span text:style-name="T36">e</text:span><text:span text:style-name="T35"> new users</text:span></text:p>
          <text:list>
            <text:list-item>
              <text:p text:style-name="P35"><draw:frame draw:style-name="fr1" draw:name="User Creation table" text:anchor-type="paragraph" svg:x="0.0299in" svg:y="0.0201in" svg:width="7.0689in" svg:height="1.422in" draw:z-index="0"><draw:object xlink:href="./Object 1" xlink:type="simple" xlink:show="embed" xlink:actuate="onLoad"/><draw:image xlink:href="./ObjectReplacements/Object 1" xlink:type="simple" xlink:show="embed" xlink:actuate="onLoad"/><svg:title>Table describing what users, and groups to create with a variety of password criteria</svg:title><svg:desc>OLE-object</svg:desc></draw:frame><text:span text:style-name="T56">Using the command line, c</text:span><text:span text:style-name="T57">reate the new users </text:span><text:span text:style-name="T64">(5 points)</text:span></text:p>
            </text:list-item>
            <text:list-item>
              <text:p text:style-name="P36"><text:span text:style-name="T55">U</text:span><text:span text:style-name="T56">sing the command line, c</text:span><text:span text:style-name="T57">reate </text:span><text:span text:style-name="T58">the</text:span><text:span text:style-name="T60">se</text:span><text:span text:style-name="T58"> </text:span><text:span text:style-name="T60">4 </text:span><text:span text:style-name="T57">g</text:span><text:span text:style-name="T55">roups </text:span><text:span text:style-name="T64">(4 points)</text:span></text:p>
              <text:list>
                <text:list-item>
                  <text:p text:style-name="P32">Biology</text:p>
                </text:list-item>
                <text:list-item>
                  <text:p text:style-name="P32">Development</text:p>
                </text:list-item>
                <text:list-item>
                  <text:p text:style-name="P32">Cognition</text:p>
                </text:list-item>
                <text:list-item>
                  <text:p text:style-name="P32">Social </text:p>
                </text:list-item>
              </text:list>
            </text:list-item>
            <text:list-item>
              <text:p text:style-name="P35"><text:soft-page-break/><text:span text:style-name="T55">U</text:span><text:span text:style-name="T56">sing the command line, </text:span><text:span text:style-name="T53">assign the users to the indicated supplementary groups </text:span><text:span text:style-name="T57">referred to </text:span><text:span text:style-name="T59">the </text:span><text:span text:style-name="T57">above </text:span><text:span text:style-name="T59">Table. </text:span><text:span text:style-name="T60">For example, Darwin should be a member of group Darwin as his primary group. <text:s/>He should also be a member of the groups Biology and Social</text:span><text:span text:style-name="T92">. <text:s/></text:span><text:span text:style-name="T83">(5 points)</text:span></text:p>
            </text:list-item>
            <text:list-item>
              <text:p text:style-name="P37"><text:span text:style-name="T78">V</text:span><text:span text:style-name="T79">erify that the users are members of the correct groups.</text:span><text:span text:style-name="T82"> (5 points)</text:span></text:p>
              <text:list>
                <text:list-header>
                  <text:p text:style-name="P40"><text:span text:style-name="T80">T</text:span><text:span text:style-name="T81">ake a screenshot showing these results Call it: </text:span><text:span text:style-name="T84">Task2_2d</text:span></text:p>
                </text:list-header>
              </text:list>
            </text:list-item>
            <text:list-item>
              <text:p text:style-name="P38"><text:span text:style-name="T52">Set the accounts to automatically expire </text:span><text:span text:style-name="T53">according to the </text:span><text:span text:style-name="T52">above T</text:span><text:span text:style-name="T53">able</text:span><text:span text:style-name="T52">. </text:span><text:span text:style-name="T62">(</text:span><text:span text:style-name="T65">3</text:span><text:span text:style-name="T62"> points)</text:span></text:p>
            </text:list-item>
            <text:list-item>
              <text:p text:style-name="P38"><text:span text:style-name="T51">Set the accounts to to r</text:span><text:span text:style-name="T52">equire a minimum of days between changing passwords a</text:span><text:span text:style-name="T53">ccording to the above Table</text:span><text:span text:style-name="T52">. </text:span><text:span text:style-name="T62">(4 points)</text:span></text:p>
            </text:list-item>
            <text:list-item>
              <text:p text:style-name="P39"><text:span text:style-name="T54">Make the initial password for each user their username+123+$ (e.g., </text:span><text:span text:style-name="T49">Darwin123$</text:span><text:span text:style-name="T54">) </text:span><text:span text:style-name="T63">(5 points)</text:span></text:p>
            </text:list-item>
            <text:list-item>
              <text:p text:style-name="P39"><text:span text:style-name="T50"><text:s/></text:span><text:span text:style-name="T67">Review (view the contents) of the </text:span><text:span text:style-name="T66">etc/shadow</text:span><text:span text:style-name="T67"> file to verify this was done correctly (you might review the man page for </text:span><text:span text:style-name="T66">shadow</text:span><text:span text:style-name="T67">). </text:span></text:p>
            </text:list-item>
          </text:list>
        </text:list-item>
      </text:list>
      <text:p text:style-name="P17"><text:span text:style-name="T23"><text:tab/><text:tab/></text:span><text:span text:style-name="T24">3</text:span><text:span text:style-name="T23"> points for doing this with a command </text:span><text:span text:style-name="T24">that shows just the new users</text:span></text:p>
      <text:p text:style-name="P2"><text:span text:style-name="T15"><text:tab/><text:tab/></text:span><text:span text:style-name="T24">1.5</text:span><text:span text:style-name="T23"> points if you </text:span><text:span text:style-name="T24">view the entire </text:span><text:span text:style-name="T23">file</text:span></text:p>
      <text:p text:style-name="P2"><text:span text:style-name="T23"><text:tab/><text:tab/></text:span><text:span text:style-name="T22">Take a Screenshot in netlabs showing this result. Call it: </text:span><text:span text:style-name="T29">Task2_2h</text:span><text:span text:style-name="T68"><text:tab/></text:span><text:span text:style-name="T67"><text:tab/></text:span></text:p>
      <text:h text:style-name="P21" text:outline-level="2"><text:span text:style-name="T8">Task </text:span><text:span text:style-name="T11">3</text:span><text:span text:style-name="T8">: </text:span><text:span text:style-name="T11">Creating Files and </text:span><text:span text:style-name="T9">Modifying </text:span><text:span text:style-name="T34">P</text:span><text:span text:style-name="T10">ermissions </text:span></text:h>
      <text:p text:style-name="P4"><text:span text:style-name="T12"><text:tab/>L</text:span><text:span text:style-name="T13">et’s create some files and modify ownership and permissions</text:span></text:p>
      <text:list xml:id="list1693226725" text:style-name="L3">
        <text:list-item text:start-value="1">
          <text:p text:style-name="P41"><text:span text:style-name="T32">W</text:span><text:span text:style-name="T33">hile still in the root user account</text:span><text:span text:style-name="T18">, and </text:span><text:span text:style-name="T33">without changing to Penfield’s home directory</text:span><text:span text:style-name="T18">, </text:span><text:span text:style-name="T20">i</text:span><text:span text:style-name="T13">n the home directory of Penfield: </text:span></text:p>
          <text:list>
            <text:list-item>
              <text:p text:style-name="P41"><text:span text:style-name="T13">create the following files in the directory </text:span><text:span text:style-name="T26">Canada/</text:span><text:span text:style-name="T25">P</text:span><text:span text:style-name="T26">rovince.</text:span><text:span text:style-name="T25">Capital</text:span><text:span text:style-name="T26">/</text:span><text:span text:style-name="T13"> using brace expansion and the mkdir command with the appropriate flag (This entire task can be done </text:span><text:span text:style-name="T21">on</text:span><text:span text:style-name="T13"> a single </text:span><text:span text:style-name="T21">line if you use one command to create the Directories, then combine that with another </text:span><text:span text:style-name="T13">command </text:span><text:span text:style-name="T21">with the appropriate punctuation then create all the files in that directory using </text:span><text:span text:style-name="T13">brace expansion – </text:span><text:span text:style-name="T21">review Chapter 2 on basic command syntax</text:span><text:span text:style-name="T13">).</text:span></text:p>
              <text:list>
                <text:list-item>
                  <text:p text:style-name="P42"><text:span text:style-name="T13">Nova_Sc</text:span><text:span text:style-name="T16">o</text:span><text:span text:style-name="T13">tia.Halifax</text:span></text:p>
                </text:list-item>
                <text:list-item>
                  <text:p text:style-name="P45">New_Brunswick.Fredricton</text:p>
                </text:list-item>
                <text:list-item>
                  <text:p text:style-name="P45">Newfoundland.St.john’s</text:p>
                </text:list-item>
                <text:list-item>
                  <text:p text:style-name="P45">Prince_Edward_Island.Charlottetown</text:p>
                </text:list-item>
                <text:list-item>
                  <text:p text:style-name="P45">Quebec.Quebec_City</text:p>
                </text:list-item>
                <text:list-item>
                  <text:p text:style-name="P45"><text:soft-page-break/>Ontario.Toronto</text:p>
                </text:list-item>
              </text:list>
            </text:list-item>
          </text:list>
        </text:list-item>
      </text:list>
      <text:p text:style-name="P3"><text:span text:style-name="T13"><text:tab/>**you w</text:span><text:span text:style-name="T14">ill </text:span><text:span text:style-name="T13">have to use </text:span><text:span text:style-name="T19">the correct </text:span><text:span text:style-name="T13">quotation mark </text:span><text:span text:style-name="T19">type (</text:span><text:span text:style-name="T25">“ “</text:span><text:span text:style-name="T19"> or </text:span><text:span text:style-name="T25">‘ ‘</text:span><text:span text:style-name="T19">) </text:span><text:span text:style-name="T13">or </text:span><text:span text:style-name="T14">the </text:span><text:span text:style-name="T19">escape character </text:span><text:span text:style-name="T25">\</text:span><text:span text:style-name="T14"> </text:span><text:span text:style-name="T19">(the backslash) with</text:span><text:span text:style-name="T14"> o</text:span><text:span text:style-name="T17">ne or more </text:span><text:span text:style-name="T14">of these file </text:span><text:span text:style-name="T19">to ensure the file</text:span><text:span text:style-name="T14">names work correctly.</text:span></text:p>
      <text:p text:style-name="P3"><text:span text:style-name="T14"><text:tab/></text:span><text:span text:style-name="T23">6 points for doing this with </text:span><text:span text:style-name="T27">combined </text:span><text:span text:style-name="T23">commands </text:span><text:span text:style-name="T27">on a single line</text:span></text:p>
      <text:p text:style-name="P5"><text:span text:style-name="T30"><text:tab/></text:span><text:span text:style-name="T31">3</text:span><text:span text:style-name="T30"> points if you do the files individually</text:span></text:p>
      <text:p text:style-name="P5"><text:span text:style-name="T30"><text:tab/></text:span><text:span text:style-name="T31">1.5</text:span><text:span text:style-name="T30"> if you create the directory’s before creating the files</text:span></text:p>
      <text:p text:style-name="P9"><text:tab/></text:p>
      <text:list xml:id="list174012990124581" text:continue-numbering="true" text:style-name="L3">
        <text:list-item>
          <text:p text:style-name="P41"><text:span text:style-name="T103">Use the </text:span><text:span text:style-name="T42">ls -l</text:span><text:span text:style-name="T103"> command to view who owns these files.</text:span></text:p>
        </text:list-item>
        <text:list-item>
          <text:p text:style-name="P43"><text:span text:style-name="T93">Modify the file(s) </text:span><text:span text:style-name="T94">so that Penfield is the owner of all files </text:span></text:p>
          <text:list>
            <text:list-header>
              <text:p text:style-name="P33">3 points if you use wildcards</text:p>
              <text:p text:style-name="P46"><text:span text:style-name="T96">1.5</text:span><text:span text:style-name="T95"> </text:span><text:span text:style-name="T38">points if you do not</text:span></text:p>
            </text:list-header>
          </text:list>
        </text:list-item>
        <text:list-item>
          <text:p text:style-name="P44"><text:span text:style-name="T94">Modify the group owner of Quebec.Quebec_City to </text:span><text:span text:style-name="T104">B</text:span><text:span text:style-name="T94">iology </text:span><text:span text:style-name="T41">(1 point)</text:span></text:p>
        </text:list-item>
        <text:list-item>
          <text:p text:style-name="P44"><text:span text:style-name="T93">M</text:span><text:span text:style-name="T94">odify the file permissions of <text:s/>Quebec.Quebec_City to allow the </text:span><text:span text:style-name="T104">B</text:span><text:span text:style-name="T94">iology group to only read the file, and anyone who is not the owner or group owner have no permissions. <text:s/></text:span><text:span text:style-name="T41">(2 points)</text:span></text:p>
        </text:list-item>
        <text:list-item>
          <text:p text:style-name="P47"><text:span text:style-name="T41">u</text:span><text:span text:style-name="T39">se the ls -l command to display these files </text:span></text:p>
          <text:list>
            <text:list-header>
              <text:p text:style-name="P47"><text:span text:style-name="T22">Take a Screenshot in netlabs showing this result. Call it: </text:span><text:span text:style-name="T29">Task</text:span><text:span text:style-name="T28">3</text:span><text:span text:style-name="T29">_</text:span><text:span text:style-name="T28">6</text:span><text:span text:style-name="T68"><text:tab/></text:span></text:p>
            </text:list-header>
          </text:list>
        </text:list-item>
      </text:list>
      <text:h text:style-name="P10" text:outline-level="1">Submit your work</text:h>
      <text:p text:style-name="P14">=======================================================================</text:p>
      <text:p text:style-name="P14"/>
      <text:p text:style-name="P15">Run the <text:span text:style-name="T3">history|less</text:span> command and take screenshots of each screen </text:p>
      <text:p text:style-name="P15"/>
      <text:p text:style-name="P16"><text:span text:style-name="T113"><text:tab/>There should be minimum of 4 screenshots. 3 from earlier in the lab and the screenshot</text:span><text:span text:style-name="T114">(s)</text:span><text:span text:style-name="T113"> showing your command history. </text:span></text:p>
      <text:p text:style-name="P15"/>
      <text:p text:style-name="P12"><text:span text:style-name="Source_20_Text"><text:span text:style-name="T106">S</text:span></text:span><text:span text:style-name="Source_20_Text"><text:span text:style-name="T107">ubmit your reservation number to Bb</text:span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a6c026" officeooo:paragraph-rsid="0028eb3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f15b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naging User Experience</text:p>
      </style:header>
      <style:footer>
        <text:p text:style-name="MP2"><text:page-number text:select-page="current">4</text:page-number><text:span text:style-name="MT1">­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12T11:06:10.959786201</meta:creation-date>
    <dc:date>2021-03-02T17:40:11.378643797</dc:date>
    <meta:editing-duration>P3DT10H23M7S</meta:editing-duration>
    <meta:editing-cycles>98</meta:editing-cycles>
    <meta:generator>LibreOffice/7.0.3.1$Linux_X86_64 LibreOffice_project/00$Build-1</meta:generator>
    <dc:creator>Michael Smith</dc:creator>
    <meta:document-statistic meta:table-count="0" meta:image-count="0" meta:object-count="1" meta:page-count="4" meta:paragraph-count="68" meta:word-count="916" meta:character-count="5301" meta:non-whitespace-character-count="4442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0" table:default-cell-style-name="ce4"/>
        <table:table-row table:style-name="ro1">
          <table:table-cell office:value-type="string" calcext:value-type="string">
            <text:p>USER</text:p>
          </table:table-cell>
          <table:table-cell table:style-name="ce3" office:value-type="string" calcext:value-type="string">
            <text:p>Darwin</text:p>
          </table:table-cell>
          <table:table-cell table:style-name="ce3" office:value-type="string" calcext:value-type="string">
            <text:p>Piaget</text:p>
          </table:table-cell>
          <table:table-cell table:style-name="ce3" office:value-type="string" calcext:value-type="string">
            <text:p>Loftus</text:p>
          </table:table-cell>
          <table:table-cell table:style-name="ce3" office:value-type="string" calcext:value-type="string">
            <text:p>Freud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Milgram</text:p>
          </table:table-cell>
          <table:table-cell table:style-name="ce3" office:value-type="string" calcext:value-type="string">
            <text:p>Harlow</text:p>
          </table:table-cell>
          <table:table-cell table:style-name="ce3" office:value-type="string" calcext:value-type="string">
            <text:p>Penfield</text:p>
          </table:table-cell>
          <table:table-cell table:style-name="ce3" office:value-type="string" calcext:value-type="string">
            <text:p>Skinner</text:p>
          </table:table-cell>
          <table:table-cell table:style-name="ce3" office:value-type="string" calcext:value-type="string">
            <text:p>Pavlov</text:p>
          </table:table-cell>
        </table:table-row>
        <table:table-row table:style-name="ro1">
          <table:table-cell office:value-type="string" calcext:value-type="string">
            <text:p>Group Membership</text:p>
          </table:table-cell>
          <table:table-cell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Biology</text:p>
          </table:table-cell>
          <table:table-cell table:number-columns-repeated="2"/>
          <table:table-cell table:number-columns-repeated="4" office:value-type="string" calcext:value-type="string">
            <text:p>Biolo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velopment</text:p>
          </table:table-cell>
          <table:table-cell/>
          <table:table-cell office:value-type="string" calcext:value-type="string">
            <text:p>development</text:p>
          </table:table-cell>
          <table:table-cell table:number-columns-repeated="2"/>
          <table:table-cell office:value-type="string" calcext:value-type="string">
            <text:p>development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gnition</text:p>
          </table:table-cell>
          <table:table-cell/>
          <table:table-cell table:number-columns-repeated="2" office:value-type="string" calcext:value-type="string">
            <text:p>cog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cial</text:p>
          </table:table-cell>
          <table:table-cell/>
          <table:table-cell table:number-columns-repeated="2" office:value-type="string" calcext:value-type="string">
            <text:p>social</text:p>
          </table:table-cell>
          <table:table-cell/>
          <table:table-cell office:value-type="string" calcext:value-type="string">
            <text:p>socia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10"/>
        </table:table-row>
        <table:table-row table:style-name="ro1">
          <table:table-cell office:value-type="string" calcext:value-type="string">
            <text:p>Renew password every X days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90" calcext:value-type="float">
            <text:p>90</text:p>
          </table:table-cell>
          <table:table-cell table:number-columns-repeated="4" table:style-name="ce5" office:value-type="float" office:value="30" calcext:value-type="float">
            <text:p>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never</text:p>
          </table:table-cell>
        </table:table-row>
        <table:table-row table:style-name="ro1">
          <table:table-cell office:value-type="string" calcext:value-type="string">
            <text:p>Account Expires</text:p>
          </table:table-cell>
          <table:table-cell table:style-name="ce5" office:value-type="string" calcext:value-type="string">
            <text:p>never</text:p>
          </table:table-cell>
          <table:table-cell table:number-columns-repeated="2" table:style-name="ce6" office:value-type="string" calcext:value-type="string">
            <text:p>1 year</text:p>
          </table:table-cell>
          <table:table-cell table:style-name="ce5" office:value-type="string" calcext:value-type="string">
            <text:p>never</text:p>
          </table:table-cell>
          <table:table-cell table:number-columns-repeated="2" table:style-name="ce6" office:value-type="string" calcext:value-type="string">
            <text:p>6 months</text:p>
          </table:table-cell>
          <table:table-cell table:number-columns-repeated="4" table:style-name="ce5" office:value-type="string" calcext:value-type="string">
            <text:p>never</text:p>
          </table:table-cell>
        </table:table-row>
        <table:table-row table:style-name="ro1">
          <table:table-cell office:value-type="string" calcext:value-type="string">
            <text:p>minimum days before renewing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active window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2:26:33.089725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